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graphics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graphics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fo:min-height="15.5cm"/>
      <style:paragraph-properties style:writing-mode="lr-tb"/>
    </style:style>
    <style:style style:name="pr8" style:family="presentation" style:parent-style-name="標準_20_1-outline1">
      <style:graphic-properties fo:min-height="12.491cm"/>
      <style:paragraph-properties style:writing-mode="lr-tb"/>
    </style:style>
    <style:style style:name="pr9" style:family="presentation" style:parent-style-name="標準_20_1-title">
      <style:graphic-properties fo:min-height="2.163cm"/>
      <style:paragraph-properties style:writing-mode="lr-tb"/>
    </style:style>
    <style:style style:name="pr10" style:family="presentation" style:parent-style-name="標準_20_1-outline1">
      <style:graphic-properties fo:min-height="4.537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" fo:font-size="44pt" style:font-name-asian="Droid Serif" style:font-size-asian="44pt" style:font-name-complex="Droid Serif" style:font-size-complex="44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333333" style:text-outline="false" style:text-line-through-style="none" style:text-line-through-type="none" style:text-position="0% 100%" style:font-name="Albany" fo:font-size="26pt" fo:font-style="normal" fo:text-shadow="none" style:text-underline-style="none" style:font-name-asian="標楷體1" style:font-size-asian="26pt" style:font-style-asian="normal" style:font-name-complex="Tahoma" style:font-size-complex="32pt" style:font-style-complex="normal" style:text-emphasize="none" style:font-relief="none"/>
    </style:style>
    <style:style style:name="T6" style:family="text">
      <style:text-properties fo:color="#333333" style:text-outline="false" style:text-line-through-style="none" style:text-line-through-type="none" style:text-position="-11% 58%" style:font-name="Albany" fo:font-size="26pt" fo:font-style="normal" fo:text-shadow="none" style:text-underline-style="none" fo:font-weight="bold" style:font-name-asian="標楷體1" style:font-size-asian="26pt" style:font-style-asian="normal" style:font-weight-asian="bold" style:font-name-complex="Tahoma" style:font-size-complex="32pt" style:font-style-complex="normal" style:font-weight-complex="bold" style:text-emphasize="none" style:font-relief="none"/>
    </style:style>
    <style:style style:name="T7" style:family="text">
      <style:text-properties fo:color="#333333" style:text-outline="false" style:text-line-through-style="none" style:text-line-through-type="none" style:text-position="0% 100%" style:font-name="Albany" fo:font-size="26pt" fo:font-style="normal" fo:text-shadow="none" style:text-underline-style="none" fo:font-weight="bold" style:font-name-asian="標楷體1" style:font-size-asian="26pt" style:font-style-asian="normal" style:font-weight-asian="bold" style:font-name-complex="Tahoma" style:font-size-complex="32pt" style:font-style-complex="normal" style:font-weight-complex="bold" style:text-emphasize="none" style:font-relief="none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Resistive Transduction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Variable Resistance Potentiometer as Transducer</text:p>
              </text:list-item>
              <text:list-item>
                <text:p>Power and Error in Potentiometer measurement</text:p>
              </text:list-item>
              <text:list-item>
                <text:p>Measuring Small Resistance Changes</text:p>
                <text:list>
                  <text:list-item>
                    <text:p>Bridge Measurement</text:p>
                  </text:list-item>
                  <text:list-item>
                    <text:p>Single Active Arm Bridge</text:p>
                  </text:list-item>
                </text:list>
              </text:list-item>
              <text:list-item>
                <text:p>Temperature compensation</text:p>
                <text:list>
                  <text:list-item>
                    <text:p>Two and Four Active Arm bri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splacement measurement with a potentiometer</text:p>
          </draw:text-box>
        </draw:frame>
        <draw:frame draw:style-name="gr2" draw:text-style-name="P7" draw:layer="layout" svg:width="21.485cm" svg:height="7.364cm" svg:x="3.315cm" svg:y="6.8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imple case</text:p>
          </draw:text-box>
        </draw:frame>
        <draw:frame draw:style-name="gr3" draw:text-style-name="P7" draw:layer="layout" svg:width="4.764cm" svg:height="2.244cm" svg:x="10.229cm" svg:y="6.3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2.728cm" svg:height="2.244cm" svg:x="11.163cm" svg:y="10.1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imple case:</text:p>
          </draw:text-box>
        </draw:frame>
        <draw:frame presentation:style-name="pr7" draw:text-style-name="P6" draw:layer="layout" svg:width="12.199cm" svg:height="15.5cm" svg:x="0.5cm" svg:y="4cm" presentation:class="outline" presentation:user-transformed="true">
          <draw:text-box>
            <text:list text:style-name="L3">
              <text:list-item>
                <text:p>If R<text:span text:style-name="T3">L</text:span><text:span text:style-name="T4">&gt;&gt;R</text:span><text:span text:style-name="T3">P <text:s text:c="2"/></text:span><text:span text:style-name="T4">:</text:span></text:p>
                <text:p><text:span text:style-name="T3"/></text:p>
                <text:p><text:span text:style-name="T3"/></text:p>
              </text:list-item>
              <text:list-item>
                <text:p><text:span text:style-name="T4">Current drawn by R</text:span><text:span text:style-name="T3">p <text:s/></text:span><text:span text:style-name="T4">:</text:span></text:p>
                <text:p><text:span text:style-name="T3"/></text:p>
              </text:list-item>
              <text:list-item>
                <text:p><text:span text:style-name="T4">Power dissipated:</text:span></text:p>
                <text:p><text:span text:style-name="T4"/></text:p>
              </text:list-item>
              <text:list-item>
                <text:p><text:span text:style-name="T5">To minimize power dissipated in the potentiometer, the value of R</text:span><text:span text:style-name="T6">P</text:span><text:span text:style-name="T7"> should be large.</text:span></text:p>
              </text:list-item>
            </text:list>
          </draw:text-box>
        </draw:frame>
        <draw:frame draw:style-name="gr3" draw:text-style-name="P7" draw:layer="layout" svg:width="3.616cm" svg:height="1.691cm" svg:x="15.814cm" svg:y="4.7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2.103cm" svg:height="1.691cm" svg:x="21.643cm" svg:y="4.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7" draw:layer="layout" svg:width="1.913cm" svg:height="1.69cm" svg:x="16.676cm" svg:y="8.2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3.296cm" svg:height="1.786cm" svg:x="16.402cm" svg:y="12.6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onsidering the value of the measuring instrument</text:p>
          </draw:text-box>
        </draw:frame>
        <draw:frame presentation:style-name="pr8" draw:text-style-name="P6" draw:layer="layout" svg:width="10.88cm" svg:height="12.491cm" svg:x="0.5cm" svg:y="4cm" presentation:class="outline" presentation:user-transformed="true">
          <draw:text-box>
            <text:list text:style-name="L3">
              <text:list-item>
                <text:p>R<text:span text:style-name="T3">P</text:span><text:span text:style-name="T4"> is large 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</text:span><text:span text:style-name="T3">L</text:span><text:span text:style-name="T4"> and R</text:span><text:span text:style-name="T3">P</text:span><text:span text:style-name="T4"> are large: </text:span></text:p>
                <text:p><text:span text:style-name="T4"/></text:p>
              </text:list-item>
              <text:list-item>
                <text:p><text:span text:style-name="T4">Measurement error:</text:span></text:p>
              </text:list-item>
            </text:list>
          </draw:text-box>
        </draw:frame>
        <draw:frame draw:style-name="gr3" draw:text-style-name="P7" draw:layer="layout" svg:width="13.693cm" svg:height="2.823cm" svg:x="11.6cm" svg:y="5.1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5.828cm" svg:height="1.692cm" svg:x="12.359cm" svg:y="8.8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7" draw:layer="layout" svg:width="4.993cm" svg:height="1.691cm" svg:x="19.912cm" svg:y="12.1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7" draw:layer="layout" svg:width="18.532cm" svg:height="2.495cm" svg:x="6.887cm" svg:y="15.93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7" draw:layer="layout" svg:width="1.965cm" svg:height="1.691cm" svg:x="15.275cm" svg:y="12.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1">
        <office:forms form:automatic-focus="false" form:apply-design-mode="false"/>
        <draw:frame presentation:style-name="pr9" draw:text-style-name="P6" draw:layer="layout" svg:width="10.059cm" svg:height="2.163cm" svg:x="7.114cm" svg:y="8.625cm" presentation:class="title" presentation:user-transformed="true">
          <draw:text-box>
            <text:p>Bridge Measurement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ing small resistance <text:span text:style-name="T8">change</text:span></text:p>
          </draw:text-box>
        </draw:frame>
        <draw:frame draw:style-name="gr2" draw:text-style-name="P7" draw:layer="layout" svg:width="19.605cm" svg:height="7.938cm" svg:x="3.761cm" svg:y="6.3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7" draw:layer="layout" svg:width="10.031cm" svg:height="2.038cm" svg:x="5.039cm" svg:y="15.6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ing the bridge output</text:p>
          </draw:text-box>
        </draw:frame>
        <draw:frame presentation:style-name="pr7" draw:text-style-name="P6" draw:layer="layout" svg:width="13.029cm" svg:height="15.5cm" svg:x="0.5cm" svg:y="4cm" presentation:class="outline" presentation:user-transformed="true">
          <draw:text-box>
            <text:list text:style-name="L3">
              <text:list-item>
                <text:p>Thevenin equivalent of the bridge</text:p>
                <text:p/>
                <text:p/>
              </text:list-item>
              <text:list-item>
                <text:p>Output impedance or source impedance =</text:p>
                <text:p>OC voltage/SC current</text:p>
              </text:list-item>
            </text:list>
          </draw:text-box>
        </draw:frame>
        <draw:frame draw:style-name="gr3" draw:text-style-name="P7" draw:layer="layout" svg:width="5.793cm" svg:height="1.691cm" svg:x="17.725cm" svg:y="12.6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7" draw:layer="layout" svg:width="11.603cm" svg:height="6.662cm" svg:x="13.771cm" svg:y="4.33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ne Active Arm Bridge</text:p>
          </draw:text-box>
        </draw:frame>
        <draw:frame presentation:style-name="pr10" draw:text-style-name="P6" draw:layer="layout" svg:width="24.187cm" svg:height="4.537cm" svg:x="0.5cm" svg:y="4cm" presentation:class="outline" presentation:user-transformed="true">
          <draw:text-box>
            <text:list text:style-name="L3">
              <text:list-item>
                <text:p>A resistive transducer’s resistance varies around a “no signal” value of “R”</text:p>
              </text:list-item>
            </text:list>
          </draw:text-box>
        </draw:frame>
        <draw:frame draw:style-name="gr3" draw:text-style-name="P7" draw:layer="layout" svg:width="14.725cm" svg:height="1.061cm" svg:x="5.764cm" svg:y="10.6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7" draw:layer="layout" svg:width="15.031cm" svg:height="2.049cm" svg:x="5.467cm" svg:y="15.44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wo active arm bridge</text:p>
          </draw:text-box>
        </draw:frame>
        <draw:frame presentation:style-name="pr7" draw:text-style-name="P6" draw:layer="layout" svg:width="11.126cm" svg:height="15.5cm" svg:x="-0.128cm" svg:y="4cm" presentation:class="outline" presentation:user-transformed="true">
          <draw:text-box>
            <text:list text:style-name="L3">
              <text:list-item>
                <text:p>Resistance also has a temperature dependence </text:p>
              </text:list-item>
              <text:list-item>
                <text:p>If transduction can yield complementary resistance change, then we can use a two active arm bridge:</text:p>
              </text:list-item>
            </text:list>
          </draw:text-box>
        </draw:frame>
        <draw:frame draw:style-name="gr3" draw:text-style-name="P7" draw:layer="layout" svg:width="13.741cm" svg:height="0.815cm" svg:x="11.406cm" svg:y="5.92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7" draw:layer="layout" svg:width="7.962cm" svg:height="1.783cm" svg:x="14.535cm" svg:y="8.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7" draw:layer="layout" svg:width="7.353cm" svg:height="1.58cm" svg:x="5.561cm" svg:y="17.07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7" draw:layer="layout" svg:width="14.877cm" svg:height="1.873cm" svg:x="4.368cm" svg:y="14.0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1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1" style:font-size-asian="18pt" style:font-size-complex="18pt"/>
    </style:style>
    <style:style style:name="MT5" style:family="text">
      <style:text-properties fo:color="#000000" style:font-name="Arial2" fo:font-size="20pt" style:font-name-asian="標楷體1" style:font-size-asian="18pt" style:font-size-complex="18pt"/>
    </style:style>
    <style:style style:name="MT6" style:family="text">
      <style:text-properties fo:color="#4c4c4c" style:font-name="Arial2" fo:font-size="18pt" style:font-name-asian="標楷體1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1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75</meta:editing-cycles>
    <meta:editing-duration>PT6H42M34S</meta:editing-duration>
    <meta:initial-creator>Suresh Devasahayam</meta:initial-creator>
    <dc:date>2021-01-25T09:36:03.482000000</dc:date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28cm"/>
      <style:paragraph-properties style:writing-mode="lr-tb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0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541cm" fo:min-width="0.291cm"/>
    </style:style>
    <style:style style:name="gr13" style:family="graphic" style:parent-style-name="objectwithoutfill">
      <style:graphic-properties svg:stroke-color="#000000" draw:marker-end="Arrow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ize="16pt" style:font-size-asian="10pt" style:font-size-complex="10pt"/>
    </style:style>
    <style:style style:name="P4" style:family="paragraph">
      <loext:graphic-properties draw:fill="none" draw:fill-color="#ffffff"/>
      <style:text-properties style:font-name="Times New Roman" fo:font-size="16pt" style:font-size-asian="10pt" style:font-size-complex="10pt"/>
    </style:style>
    <style:style style:name="T1" style:family="text">
      <style:text-properties style:font-name="Liberation Serif" fo:font-size="16pt" style:font-size-asian="10pt" style:font-size-complex="10pt"/>
    </style:style>
    <style:style style:name="T2" style:family="text">
      <style:text-properties style:text-position="-33% 58%" style:font-name="Liberation Serif" fo:font-size="16pt" style:font-size-asian="10pt" style:font-size-complex="10pt"/>
    </style:style>
    <style:style style:name="T3" style:family="text">
      <style:text-properties style:font-name="Times New Roman" fo:font-size="16pt" style:font-size-asian="10pt" style:font-size-complex="10pt"/>
    </style:style>
    <style:style style:name="T4" style:family="text">
      <style:text-properties style:text-position="-33% 58%" style:font-name="Times New Roman" fo:font-size="16pt" style:font-size-asian="10pt" style:font-size-complex="10pt"/>
    </style:style>
    <style:style style:name="T5" style:family="text">
      <style:text-properties style:font-name="Times New Roman" fo:font-size="16pt" fo:font-style="italic" style:font-size-asian="10pt" style:font-style-asian="italic" style:font-size-complex="10pt" style:font-style-complex="italic"/>
    </style:style>
    <style:style style:name="T6" style:family="text">
      <style:text-properties style:font-name="Times New Roman" fo:font-size="16pt" style:font-name-asian="Arial2" style:font-size-asian="10pt" style:font-name-complex="Arial2" style:font-size-complex="10pt"/>
    </style:style>
    <style:style style:name="T7" style:family="text">
      <style:text-properties style:font-name="Times New Roman" fo:font-size="16pt" fo:font-style="normal" style:font-size-asian="10pt" style:font-style-asian="normal" style:font-size-complex="10pt" style:font-style-complex="normal"/>
    </style:style>
    <style:style style:name="T8" style:family="text">
      <style:text-properties style:text-position="0% 100%" style:font-name="Liberation Serif" fo:font-size="16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53cm" svg:height="0.307cm" draw:transform="skewX (-0.0464257581030492) rotate (1.60762277401198) translate (9.75901336119225cm 7.91550136443852cm)" svg:viewBox="0 0 1531 308" draw:points="0,157 270,161 361,0 508,305 704,19 847,308 1023,29 1137,296 1241,153 1531,159">
          <text:p/>
        </draw:polyline>
        <draw:polyline draw:style-name="gr1" draw:text-style-name="P1" draw:layer="layout" svg:width="1.53cm" svg:height="0.307cm" draw:transform="skewX (-0.0464257581030492) rotate (1.60762277401198) translate (17.8370175282724cm 8.75548382057887cm)" svg:viewBox="0 0 1531 308" draw:points="0,157 270,161 361,0 508,305 704,19 847,308 1023,29 1137,296 1241,153 1531,159">
          <text:p/>
        </draw:polyline>
        <draw:line draw:style-name="gr2" draw:text-style-name="P2" draw:layer="layout" svg:x1="17.943cm" svg:y1="7.169cm" svg:x2="9.985cm" svg:y2="7.169cm">
          <text:p/>
        </draw:line>
        <draw:rect draw:style-name="gr3" draw:text-style-name="P1" draw:layer="layout" svg:width="3.711cm" svg:height="3.184cm" svg:x="15.998cm" svg:y="6.227cm">
          <text:p/>
        </draw:rect>
        <draw:polyline draw:style-name="gr1" draw:text-style-name="P1" draw:layer="layout" svg:width="8.075cm" svg:height="0.353cm" svg:x="9.925cm" svg:y="8.702cm" svg:viewBox="0 0 8076 354" draw:points="0,354 8076,354 8076,0">
          <text:p/>
        </draw:polyline>
        <draw:frame draw:style-name="gr4" draw:text-style-name="P3" draw:layer="layout" svg:width="1.198cm" svg:height="1.19cm" svg:x="16.916cm" svg:y="7.562cm">
          <draw:text-box>
            <text:p><text:span text:style-name="T1">R</text:span><text:span text:style-name="T2">L</text:span></text:p>
          </draw:text-box>
        </draw:frame>
        <draw:frame draw:style-name="gr5" draw:text-style-name="P4" draw:layer="layout" svg:width="2.003cm" svg:height="1.887cm" svg:x="7.57cm" svg:y="6.231cm">
          <draw:text-box>
            <text:p><text:span text:style-name="T3">R</text:span><text:span text:style-name="T4">P</text:span></text:p>
          </draw:text-box>
        </draw:frame>
        <draw:frame draw:style-name="gr6" draw:text-style-name="P4" draw:layer="layout" svg:width="1.697cm" svg:height="1.44cm" svg:x="10.108cm" svg:y="7.176cm">
          <draw:text-box>
            <text:p><text:span text:style-name="T5">x</text:span><text:span text:style-name="T6">·</text:span><text:span text:style-name="T3">R</text:span><text:span text:style-name="T4">P</text:span></text:p>
          </draw:text-box>
        </draw:frame>
        <draw:frame draw:style-name="gr7" draw:text-style-name="P4" draw:layer="layout" svg:width="2.858cm" svg:height="1.378cm" svg:x="10.168cm" svg:y="5.407cm">
          <draw:text-box>
            <text:p><text:span text:style-name="T7">(1</text:span><text:span text:style-name="T5">-x)</text:span><text:span text:style-name="T6">·</text:span><text:span text:style-name="T3">R</text:span><text:span text:style-name="T4">P</text:span></text:p>
          </draw:text-box>
        </draw:frame>
        <draw:ellipse draw:style-name="gr8" draw:text-style-name="P1" draw:layer="layout" svg:width="1.769cm" svg:height="1.709cm" svg:x="2.618cm" svg:y="6.287cm">
          <text:p/>
        </draw:ellipse>
        <draw:frame draw:style-name="gr9" draw:text-style-name="P3" draw:layer="layout" svg:width="1.413cm" svg:height="1.344cm" svg:x="2.929cm" svg:y="6.594cm">
          <draw:text-box>
            <text:p><text:span text:style-name="T8">V</text:span><text:span text:style-name="T2">i</text:span></text:p>
          </draw:text-box>
        </draw:frame>
        <draw:polyline draw:style-name="gr1" draw:text-style-name="P1" draw:layer="layout" svg:width="6.366cm" svg:height="1.002cm" svg:x="3.5cm" svg:y="5.402cm" svg:viewBox="0 0 6367 1003" draw:points="6367,1003 6367,0 0,0 0,885">
          <text:p/>
        </draw:polyline>
        <draw:polyline draw:style-name="gr1" draw:text-style-name="P1" draw:layer="layout" svg:width="6.482cm" svg:height="1.178cm" svg:x="3.442cm" svg:y="7.88cm" svg:viewBox="0 0 6483 1179" draw:points="6483,0 6483,1179 0,1179 0,118">
          <text:p/>
        </draw:polyline>
        <draw:frame draw:style-name="gr10" draw:text-style-name="P3" draw:layer="layout" svg:width="1.468cm" svg:height="1.424cm" svg:x="18.832cm" svg:y="6.4cm">
          <draw:text-box>
            <text:p><text:span text:style-name="T8">V</text:span><text:span text:style-name="T2">out</text:span></text:p>
          </draw:text-box>
        </draw:frame>
        <draw:frame draw:style-name="gr11" draw:text-style-name="P3" draw:layer="layout" svg:width="4.659cm" svg:height="1.658cm" svg:x="15.626cm" svg:y="4.857cm">
          <draw:text-box>
            <text:p><text:span text:style-name="T1">Voltage measuring device</text:span></text:p>
          </draw:text-box>
        </draw:frame>
        <draw:custom-shape draw:style-name="gr12" draw:text-style-name="P1" draw:layer="layout" svg:width="1.119cm" svg:height="1.119cm" svg:x="18.589cm" svg:y="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8.928cm" svg:y1="8.209cm" svg:x2="19.403cm" svg:y2="7.7cm">
          <text:p/>
        </draw:line>
        <draw:polyline draw:style-name="gr1" draw:text-style-name="P1" draw:layer="layout" svg:width="1.299cm" svg:height="0.199cm" svg:x="17.9cm" svg:y="7.173cm" svg:viewBox="0 0 1300 200" draw:points="0,0 1300,0 1300,200">
          <text:p/>
        </draw:polyline>
        <draw:polyline draw:style-name="gr1" draw:text-style-name="P1" draw:layer="layout" svg:width="1.199cm" svg:height="0.499cm" svg:x="18cm" svg:y="8.5cm" svg:viewBox="0 0 1200 500" draw:points="0,500 1200,500 1200,0">
          <text:p/>
        </draw:poly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math xmlns="http://www.w3.org/1998/Math/MathML" display="block">
  <semantics>
    <mrow>
      <mfrac>
        <msub>
          <mi>V</mi>
          <mi mathvariant="italic">out</mi>
        </msub>
        <msub>
          <mi>V</mi>
          <mi>%</mi>
        </msub>
      </mfrac>
      <mo stretchy="false">=</mo>
      <mfrac>
        <mrow>
          <mi>x</mi>
          <mi mathvariant="normal">α</mi>
        </mrow>
        <mrow>
          <mi>x</mi>
          <mrow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o stretchy="false">+</mo>
            <mi mathvariant="normal">α</mi>
          </mrow>
        </mrow>
      </mfrac>
    </mrow>
    <annotation encoding="StarMath 5.0">V_out over V_%in = {x %alpha} over { x(1-x)+%alpha}</annotation>
  </semantics>
</math>
</file>

<file path=Object 11/content.xml><?xml version="1.0" encoding="utf-8"?>
<math xmlns="http://www.w3.org/1998/Math/MathML" display="block">
  <semantics>
    <mrow>
      <mi mathvariant="italic">Error</mi>
      <mo stretchy="false">=</mo>
      <mfrac>
        <mrow>
          <mi mathvariant="italic">Actual</mi>
          <mrow>
            <mi mathvariant="italic">value</mi>
            <mo stretchy="false">−</mo>
            <mi mathvariant="italic">Desired</mi>
          </mrow>
          <mi mathvariant="italic">value</mi>
        </mrow>
        <mrow>
          <mi mathvariant="italic">Desired</mi>
          <mi mathvariant="italic">value</mi>
        </mrow>
      </mfrac>
      <mo stretchy="false">=</mo>
      <mfrac>
        <mrow>
          <mrow>
            <mo fence="true" stretchy="true">(</mo>
            <mrow>
              <mfrac>
                <mrow>
                  <mi>x</mi>
                  <mi mathvariant="normal">α</mi>
                </mrow>
                <mrow>
                  <mi>x</mi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x</mi>
                        </mrow>
                      </mrow>
                      <mo fence="true" stretchy="false">)</mo>
                    </mrow>
                    <mo stretchy="false">+</mo>
                    <mi mathvariant="normal">α</mi>
                  </mrow>
                </mrow>
              </mfrac>
            </mrow>
            <mo fence="true" stretchy="true">)</mo>
          </mrow>
          <mo stretchy="false">−</mo>
          <mi>x</mi>
        </mrow>
        <mi>x</mi>
      </mfrac>
      <mo stretchy="false">=</mo>
      <mfrac>
        <mrow>
          <mrow>
            <mo stretchy="false">−</mo>
            <mi>x</mi>
          </mrow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</mrow>
        <mrow>
          <mrow>
            <mi mathvariant="normal">α</mi>
            <mo stretchy="false">+</mo>
            <mi>x</mi>
          </mrow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</mrow>
      </mfrac>
    </mrow>
    <annotation encoding="StarMath 5.0">Error={Actual value-Desired value} over {Desired value} = 
{ left( {x %alpha} over {x(1-x)+%alpha} right) -x} over x = {-x(1-x)} over {%alpha +x(1-x)}</annotation>
  </semantics>
</math>
</file>

<file path=Object 12/content.xml><?xml version="1.0" encoding="utf-8"?>
<math xmlns="http://www.w3.org/1998/Math/MathML" display="block">
  <semantics>
    <mrow>
      <mi mathvariant="normal">α</mi>
      <mo stretchy="false">=</mo>
      <mfrac>
        <msub>
          <mi>R</mi>
          <mi>L</mi>
        </msub>
        <msub>
          <mi>R</mi>
          <mi>P</mi>
        </msub>
      </mfrac>
    </mrow>
    <annotation encoding="StarMath 5.0">%alpha = R_L over R_P
</annotation>
  </semantics>
</math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213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2.234cm" svg:height="2.235cm" svg:x="2.04cm" svg:y="4.288cm">
            <text:p/>
          </draw:ellipse>
          <draw:frame draw:style-name="gr2" draw:text-style-name="P3" draw:layer="layout" svg:width="2.234cm" svg:height="2.463cm" svg:x="2.095cm" svg:y="4.575cm">
            <draw:text-box>
              <text:p text:style-name="P2"><text:span text:style-name="T1"><text:s text:c="5"/></text:span></text:p>
              <text:p text:style-name="P2"><text:span text:style-name="T1"><text:s text:c="5"/></text:span><text:span text:style-name="T1">V</text:span><text:span text:style-name="T2">i</text:span></text:p>
            </draw:text-box>
          </draw:frame>
        </draw:g>
        <draw:polyline draw:style-name="gr3" draw:text-style-name="P1" draw:layer="layout" svg:width="8.185cm" svg:height="1.763cm" svg:x="3.129cm" svg:y="2.525cm" svg:viewBox="0 0 8186 1764" draw:points="0,1764 0,0 8186,0">
          <text:p/>
        </draw:polyline>
        <draw:polyline draw:style-name="gr3" draw:text-style-name="P1" draw:layer="layout" svg:width="8.244cm" svg:height="1.307cm" svg:x="3.129cm" svg:y="6.523cm" svg:viewBox="0 0 8245 1308" draw:points="0,0 0,1308 8245,1308">
          <text:p/>
        </draw:polyline>
        <draw:frame draw:style-name="gr4" draw:text-style-name="P3" draw:layer="layout" svg:width="1.137cm" svg:height="1.058cm" svg:x="10.163cm" svg:y="6.042cm">
          <draw:text-box>
            <text:p text:style-name="P2"><text:span text:style-name="T3">Z</text:span><text:span text:style-name="T2">4</text:span></text:p>
          </draw:text-box>
        </draw:frame>
        <draw:frame draw:style-name="gr5" draw:text-style-name="P3" draw:layer="layout" svg:width="1.337cm" svg:height="1.196cm" svg:x="12.9cm" svg:y="6.3cm">
          <draw:text-box>
            <text:p text:style-name="P2"><text:span text:style-name="T3">Z</text:span><text:span text:style-name="T2">3</text:span></text:p>
          </draw:text-box>
        </draw:frame>
        <draw:g>
          <draw:g>
            <draw:polyline draw:style-name="gr3" draw:text-style-name="P1" draw:layer="layout" svg:width="1.564cm" svg:height="0.316cm" draw:transform="skewX (0.045553093477052) rotate (0.753109572235553) translate (12.1080934543204cm 6.81497699726535cm)" svg:viewBox="0 0 1565 317" draw:points="1565,160 1289,164 1196,0 1046,312 845,20 699,317 519,32 403,305 296,159 0,166">
              <text:p/>
            </draw:polyline>
            <draw:line draw:style-name="gr6" draw:text-style-name="P4" draw:layer="layout" svg:x1="13.269cm" svg:y1="5.954cm" svg:x2="14.114cm" svg:y2="5.097cm">
              <text:p/>
            </draw:line>
            <draw:line draw:style-name="gr6" draw:text-style-name="P4" draw:layer="layout" svg:x1="12.264cm" svg:y1="6.89cm" svg:x2="11.337cm" svg:y2="7.829cm">
              <text:p/>
            </draw:line>
          </draw:g>
          <draw:g>
            <draw:polyline draw:style-name="gr3" draw:text-style-name="P1" draw:layer="layout" svg:width="1.564cm" svg:height="0.316cm" draw:transform="skewX (-0.0455530934770519) rotate (-0.752585973459955) translate (9.43156694977488cm 5.74479186113309cm)" svg:viewBox="0 0 1565 317" draw:points="0,162 276,166 369,0 519,312 720,21 865,317 1046,32 1162,306 1269,160 1565,167">
              <text:p/>
            </draw:polyline>
            <draw:line draw:style-name="gr6" draw:text-style-name="P4" draw:layer="layout" svg:x1="9.413cm" svg:y1="5.954cm" svg:x2="8.568cm" svg:y2="5.097cm">
              <text:p/>
            </draw:line>
            <draw:line draw:style-name="gr6" draw:text-style-name="P4" draw:layer="layout" svg:x1="10.417cm" svg:y1="6.89cm" svg:x2="11.344cm" svg:y2="7.829cm">
              <text:p/>
            </draw:line>
          </draw:g>
        </draw:g>
        <draw:g>
          <draw:polyline draw:style-name="gr3" draw:text-style-name="P1" draw:layer="layout" svg:width="1.487cm" svg:height="0.3cm" draw:transform="skewX (-0.0525344104850293) rotate (2.38115269849586) translate (13.1475095908659cm 4.49744490032515cm)" svg:viewBox="0 0 1488 301" draw:points="0,153 262,157 351,0 494,298 684,20 825,301 993,32 1105,291 1207,152 1488,157">
            <text:p/>
          </draw:polyline>
          <draw:line draw:style-name="gr6" draw:text-style-name="P4" draw:layer="layout" svg:x1="13.166cm" svg:y1="4.297cm" svg:x2="13.965cm" svg:y2="5.117cm">
            <text:p/>
          </draw:line>
          <draw:line draw:style-name="gr6" draw:text-style-name="P4" draw:layer="layout" svg:x1="12.217cm" svg:y1="3.402cm" svg:x2="11.34cm" svg:y2="2.504cm">
            <text:p/>
          </draw:line>
        </draw:g>
        <draw:g>
          <draw:polyline draw:style-name="gr3" draw:text-style-name="P1" draw:layer="layout" svg:width="1.564cm" svg:height="0.316cm" draw:transform="skewX (0.0455530934770519) rotate (-2.38726135087784) translate (10.5748471890243cm 3.51657389225482cm)" svg:viewBox="0 0 1565 317" draw:points="1565,162 1289,164 1196,0 1046,312 845,21 699,317 519,32 403,305 296,160 0,164">
            <text:p/>
          </draw:polyline>
          <draw:line draw:style-name="gr6" draw:text-style-name="P4" draw:layer="layout" svg:x1="9.415cm" svg:y1="4.379cm" svg:x2="8.57cm" svg:y2="5.236cm">
            <text:p/>
          </draw:line>
          <draw:line draw:style-name="gr6" draw:text-style-name="P4" draw:layer="layout" svg:x1="10.419cm" svg:y1="3.443cm" svg:x2="11.346cm" svg:y2="2.504cm">
            <text:p/>
          </draw:line>
        </draw:g>
        <draw:frame draw:style-name="gr7" draw:text-style-name="P3" draw:layer="layout" svg:width="1.192cm" svg:height="1.159cm" svg:x="12.808cm" svg:y="3.041cm">
          <draw:text-box>
            <text:p text:style-name="P2"><text:span text:style-name="T3">Z</text:span><text:span text:style-name="T2">2</text:span></text:p>
          </draw:text-box>
        </draw:frame>
        <draw:frame draw:style-name="gr8" draw:text-style-name="P3" draw:layer="layout" svg:width="1.277cm" svg:height="1.132cm" svg:x="9.023cm" svg:y="3cm">
          <draw:text-box>
            <text:p text:style-name="P2"><text:span text:style-name="T3">Z</text:span><text:span text:style-name="T2">1</text:span></text:p>
          </draw:text-box>
        </draw:frame>
        <draw:polyline draw:style-name="gr3" draw:text-style-name="P1" draw:layer="layout" svg:width="2.921cm" svg:height="0.801cm" svg:x="14.004cm" svg:y="5.165cm" svg:viewBox="0 0 2922 802" draw:points="0,0 1890,0 1890,802 2922,802">
          <text:p/>
        </draw:polyline>
        <draw:g>
          <draw:polyline draw:style-name="gr3" draw:text-style-name="P1" draw:layer="layout" svg:width="7.338cm" svg:height="2.945cm" svg:x="8.556cm" svg:y="5.908cm" svg:viewBox="0 0 7339 2946" draw:points="0,0 0,1909 162,2019 216,2128 216,2237 162,2292 109,2401 0,2456 0,2946 7339,2946 7339,1964">
            <text:p/>
          </draw:polyline>
          <draw:polyline draw:style-name="gr3" draw:text-style-name="P1" draw:layer="layout" svg:width="1.031cm" svg:height="0cm" svg:x="15.895cm" svg:y="7.831cm" svg:viewBox="0 0 1032 0" draw:points="0,0 0,0 1032,0">
            <text:p/>
          </draw:polyline>
        </draw:g>
        <draw:line draw:style-name="gr3" draw:text-style-name="P1" draw:layer="layout" svg:x1="8.563cm" svg:y1="5.908cm" svg:x2="8.563cm" svg:y2="5.165cm">
          <text:p/>
        </draw:line>
        <draw:frame draw:style-name="gr2" draw:text-style-name="P3" draw:layer="layout" svg:width="2.234cm" svg:height="2.463cm" svg:x="16.672cm" svg:y="5.815cm">
          <draw:text-box>
            <text:p text:style-name="P2"><text:span text:style-name="T1">V</text:span><text:span text:style-name="T2">o</text:span></text:p>
          </draw:text-box>
        </draw:frame>
        <draw:polyline draw:style-name="gr3" draw:text-style-name="P1" draw:layer="layout" svg:width="1.375cm" svg:height="0.343cm" svg:x="3.12cm" svg:y="7.861cm" svg:viewBox="0 0 1376 344" draw:points="1376,0 0,0 0,344">
          <text:p/>
        </draw:polyline>
        <draw:line draw:style-name="gr6" draw:text-style-name="P4" draw:layer="layout" svg:x1="2.548cm" svg:y1="8.262cm" svg:x2="3.808cm" svg:y2="8.262cm">
          <text:p/>
        </draw:line>
        <draw:line draw:style-name="gr6" draw:text-style-name="P4" draw:layer="layout" svg:x1="2.835cm" svg:y1="8.489cm" svg:x2="3.464cm" svg:y2="8.489cm">
          <text:p/>
        </draw:line>
        <draw:line draw:style-name="gr6" draw:text-style-name="P4" draw:layer="layout" svg:x1="3.063cm" svg:y1="8.72cm" svg:x2="3.236cm" svg:y2="8.72cm">
          <text:p/>
        </draw:line>
        <draw:frame draw:style-name="gr4" draw:text-style-name="P3" draw:layer="layout" svg:width="1.137cm" svg:height="1.058cm" svg:x="7.763cm" svg:y="4.642cm">
          <draw:text-box>
            <text:p text:style-name="P2"><text:span text:style-name="T3">V</text:span><text:span text:style-name="T2">a</text:span></text:p>
          </draw:text-box>
        </draw:frame>
        <draw:frame draw:style-name="gr4" draw:text-style-name="P3" draw:layer="layout" svg:width="1.137cm" svg:height="1.058cm" svg:x="13.864cm" svg:y="5.042cm">
          <draw:text-box>
            <text:p text:style-name="P2"><text:span text:style-name="T3">V</text:span><text:span text:style-name="T2">b</text:span></text:p>
          </draw:text-box>
        </draw:frame>
      </draw:page>
    </office:drawing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sub>
            <mi>V</mi>
            <mi>a</mi>
          </msub>
          <mo stretchy="false">−</mo>
          <msub>
            <mi>V</mi>
            <mi>b</mi>
          </msub>
        </mrow>
        <mo stretchy="false">=</mo>
        <msub>
          <mi>V</mi>
          <mi>i</mi>
        </msub>
      </mrow>
      <mrow>
        <mo fence="true" stretchy="true">(</mo>
        <mrow>
          <mrow>
            <mfrac>
              <msub>
                <mi>Z</mi>
                <mn>4</mn>
              </msub>
              <mrow>
                <msub>
                  <mi>Z</mi>
                  <mn>1</mn>
                </msub>
                <mo stretchy="false">+</mo>
                <msub>
                  <mi>Z</mi>
                  <mn>4</mn>
                </msub>
              </mrow>
            </mfrac>
            <mo stretchy="false">−</mo>
            <mfrac>
              <msub>
                <mi>Z</mi>
                <mn>3</mn>
              </msub>
              <mrow>
                <msub>
                  <mi>Z</mi>
                  <mn>2</mn>
                </msub>
                <mo stretchy="false">+</mo>
                <msub>
                  <mi>Z</mi>
                  <mn>3</mn>
                </msub>
              </mrow>
            </mfrac>
          </mrow>
        </mrow>
        <mo fence="true" stretchy="true">)</mo>
      </mrow>
    </mrow>
    <annotation encoding="StarMath 5.0">V_o = V_a - V_b = V_i left ( Z_4 over {Z_1 + Z_4} - Z_3 over {Z_2+Z_3} right )</annotation>
  </semantics>
</math>
</file>

<file path=Object 15/content.xml><?xml version="1.0" encoding="utf-8"?>
<math xmlns="http://www.w3.org/1998/Math/MathML" display="block">
  <semantics>
    <mrow>
      <msub>
        <mi>Z</mi>
        <mi>s</mi>
      </msub>
      <mo stretchy="false">=</mo>
      <mrow>
        <mfrac>
          <mrow>
            <msub>
              <mi>Z</mi>
              <mn>1</mn>
            </msub>
            <msub>
              <mi>Z</mi>
              <mn>2</mn>
            </msub>
          </mrow>
          <mrow>
            <msub>
              <mi>Z</mi>
              <mn>1</mn>
            </msub>
            <mo stretchy="false">+</mo>
            <msub>
              <mi>Z</mi>
              <mn>2</mn>
            </msub>
          </mrow>
        </mfrac>
        <mo stretchy="false">+</mo>
        <mfrac>
          <mrow>
            <msub>
              <mi>Z</mi>
              <mn>3</mn>
            </msub>
            <msub>
              <mi>Z</mi>
              <mn>4</mn>
            </msub>
          </mrow>
          <mrow>
            <msub>
              <mi>Z</mi>
              <mn>3</mn>
            </msub>
            <mo stretchy="false">+</mo>
            <msub>
              <mi>Z</mi>
              <mn>4</mn>
            </msub>
          </mrow>
        </mfrac>
      </mrow>
    </mrow>
    <annotation encoding="StarMath 5.0">Z_s = {Z_1 Z_2} over {Z_1 + Z_2} + {Z_3 Z_4} over {Z_3+Z_4}
</annotation>
  </semantics>
</math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Liberation Serif" fo:font-size="18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style:font-name="Liberation Serif" fo:font-size="18pt" style:font-size-asian="12pt" style:font-size-complex="12pt"/>
    </style:style>
    <style:style style:name="T2" style:family="text">
      <style:text-properties style:text-position="-33% 58%" style:font-name="Liberation Serif" fo:font-size="18pt" style:font-size-asian="12pt" style:font-size-complex="12pt"/>
    </style:style>
    <style:style style:name="T3" style:family="text">
      <style:text-properties style:text-position="0% 100%" style:font-name="Liberation Serif" fo:font-size="18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2.207cm" svg:height="2.208cm" svg:x="2.04cm" svg:y="4.383cm">
            <text:p/>
          </draw:circle>
          <draw:frame draw:style-name="gr2" draw:text-style-name="P3" draw:layer="layout" svg:width="2.207cm" svg:height="2.432cm" svg:x="2.094cm" svg:y="4.667cm">
            <draw:text-box>
              <text:p text:style-name="P2"><text:span text:style-name="T1"><text:s text:c="2"/></text:span><text:span text:style-name="T1">V</text:span><text:span text:style-name="T2">o</text:span></text:p>
            </draw:text-box>
          </draw:frame>
        </draw:g>
        <draw:polyline draw:style-name="gr3" draw:text-style-name="P1" draw:layer="layout" svg:width="3.561cm" svg:height="1.799cm" svg:x="3.115cm" svg:y="2.583cm" svg:viewBox="0 0 3562 1800" draw:points="0,1800 0,0 3562,0">
          <text:p/>
        </draw:polyline>
        <draw:polyline draw:style-name="gr3" draw:text-style-name="P1" draw:layer="layout" svg:width="8.144cm" svg:height="1.291cm" svg:x="3.115cm" svg:y="6.591cm" svg:viewBox="0 0 8145 1292" draw:points="0,0 0,1292 8145,1292">
          <text:p/>
        </draw:polyline>
        <draw:g>
          <draw:polyline draw:style-name="gr3" draw:text-style-name="P1" draw:layer="layout" svg:width="1.468cm" svg:height="0.296cm" draw:transform="skewX (-0.0549778714378214) rotate (-3.11104939167989) translate (9.30026438557024cm 2.6902101966018cm)" svg:viewBox="0 0 1469 297" draw:points="0,151 259,155 347,0 488,295 675,20 814,297 981,31 1091,288 1192,151 1469,155">
            <text:p/>
          </draw:polyline>
          <draw:line draw:style-name="gr4" draw:text-style-name="P4" draw:layer="layout" svg:x1="9.172cm" svg:y1="2.538cm" svg:x2="10.304cm" svg:y2="2.547cm">
            <text:p/>
          </draw:line>
          <draw:line draw:style-name="gr4" draw:text-style-name="P4" draw:layer="layout" svg:x1="7.886cm" svg:y1="2.584cm" svg:x2="6.646cm" svg:y2="2.577cm">
            <text:p/>
          </draw:line>
        </draw:g>
        <draw:frame draw:style-name="gr5" draw:text-style-name="P3" draw:layer="layout" svg:width="1.494cm" svg:height="1.439cm" svg:x="7.731cm" svg:y="2.808cm">
          <draw:text-box>
            <text:p text:style-name="P2"><text:span text:style-name="T3">Z</text:span><text:span text:style-name="T2">s</text:span></text:p>
          </draw:text-box>
        </draw:frame>
        <draw:polyline draw:style-name="gr3" draw:text-style-name="P1" draw:layer="layout" svg:width="1.358cm" svg:height="0.339cm" svg:x="3.106cm" svg:y="7.912cm" svg:viewBox="0 0 1359 340" draw:points="1359,0 0,0 0,340">
          <text:p/>
        </draw:polyline>
        <draw:line draw:style-name="gr4" draw:text-style-name="P4" draw:layer="layout" svg:x1="2.542cm" svg:y1="8.308cm" svg:x2="3.786cm" svg:y2="8.308cm">
          <text:p/>
        </draw:line>
        <draw:line draw:style-name="gr4" draw:text-style-name="P4" draw:layer="layout" svg:x1="2.825cm" svg:y1="8.533cm" svg:x2="3.446cm" svg:y2="8.533cm">
          <text:p/>
        </draw:line>
        <draw:line draw:style-name="gr4" draw:text-style-name="P4" draw:layer="layout" svg:x1="3.05cm" svg:y1="8.76cm" svg:x2="3.221cm" svg:y2="8.76cm">
          <text:p/>
        </draw:line>
      </draw:page>
    </office:drawing>
  </office:body>
</office:document-content>
</file>

<file path=Object 16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7/content.xml><?xml version="1.0" encoding="utf-8"?>
<math xmlns="http://www.w3.org/1998/Math/MathML" display="block">
  <semantics>
    <mrow>
      <mrow>
        <msub>
          <mi>Z</mi>
          <mn>4</mn>
        </msub>
        <mo stretchy="false">=</mo>
        <mrow>
          <mi>R</mi>
          <mo stretchy="false">±</mo>
          <mi mathvariant="normal">Δ</mi>
        </mrow>
      </mrow>
      <mrow>
        <mi>R</mi>
        <mo stretchy="false">=</mo>
        <mi>R</mi>
      </mrow>
      <mrow>
        <mo fence="true" stretchy="false">(</mo>
        <mrow>
          <mrow>
            <mn>1</mn>
            <mo stretchy="false">±</mo>
            <mi mathvariant="normal">Δ</mi>
          </mrow>
        </mrow>
        <mo fence="true" stretchy="false">)</mo>
      </mrow>
      <mi>,</mi>
      <mspace width="4em"/>
      <mrow>
        <msub>
          <mi>Z</mi>
          <mn>1</mn>
        </msub>
        <mo stretchy="false">=</mo>
        <msub>
          <mi>Z</mi>
          <mn>2</mn>
        </msub>
        <mo stretchy="false">=</mo>
        <msub>
          <mi>Z</mi>
          <mn>3</mn>
        </msub>
        <mo stretchy="false">=</mo>
        <mi>R</mi>
      </mrow>
    </mrow>
    <annotation encoding="StarMath 5.0">Z_4 = R +- %DELTA R = R(1 +- %DELTA),~~ Z_1=Z_2=Z_3=R</annotation>
  </semantics>
</math>
</file>

<file path=Object 18/content.xml><?xml version="1.0" encoding="utf-8"?>
<math xmlns="http://www.w3.org/1998/Math/MathML" display="block">
  <semantics>
    <mrow>
      <mrow>
        <msub>
          <mi>V</mi>
          <mi>o</mi>
        </msub>
        <mo stretchy="false">=</mo>
        <msub>
          <mi>V</mi>
          <mi>i</mi>
        </msub>
      </mrow>
      <mrow>
        <mfrac>
          <mi mathvariant="normal">Δ</mi>
          <mrow>
            <mrow>
              <mn>4</mn>
              <mo stretchy="false">+</mo>
              <mn>2</mn>
            </mrow>
            <mi mathvariant="normal">Δ</mi>
          </mrow>
        </mfrac>
        <mo stretchy="false">≈</mo>
        <msub>
          <mi>V</mi>
          <mi>i</mi>
        </msub>
      </mrow>
      <mfrac>
        <mi mathvariant="normal">Δ</mi>
        <mn>4</mn>
      </mfrac>
      <mspace width="2em"/>
      <mi>,</mi>
      <mspace width="4em"/>
      <mrow>
        <msub>
          <mi>Z</mi>
          <mi>s</mi>
        </msub>
        <mo stretchy="false">=</mo>
        <mi>R</mi>
      </mrow>
      <mrow>
        <mfrac>
          <mrow>
            <mo fence="true" stretchy="false">(</mo>
            <mrow>
              <mrow>
                <mrow>
                  <mn>4</mn>
                  <mo stretchy="false">+</mo>
                  <mn>3</mn>
                </mrow>
                <mi mathvariant="normal">Δ</mi>
              </mrow>
            </mrow>
            <mo fence="true" stretchy="false">)</mo>
          </mrow>
          <mrow>
            <mo fence="true" stretchy="false">(</mo>
            <mrow>
              <mrow>
                <mrow>
                  <mn>4</mn>
                  <mo stretchy="false">+</mo>
                  <mn>2</mn>
                </mrow>
                <mi mathvariant="normal">Δ</mi>
              </mrow>
            </mrow>
            <mo fence="true" stretchy="false">)</mo>
          </mrow>
        </mfrac>
        <mo stretchy="false">≈</mo>
        <mi>R</mi>
      </mrow>
    </mrow>
    <annotation encoding="StarMath 5.0">V_o=V_i %DELTA over {4+2%DELTA} approx V_i %DELTA over 4 ~,~~  Z_s=R {(4+3%DELTA)} over {(4+2%DELTA)} approx R</annotation>
  </semantics>
</math>
</file>

<file path=Object 19/content.xml><?xml version="1.0" encoding="utf-8"?>
<math xmlns="http://www.w3.org/1998/Math/MathML" display="block">
  <semantics>
    <mrow>
      <mrow>
        <msub>
          <mi>Z</mi>
          <mn>4</mn>
        </msub>
        <mo stretchy="false">=</mo>
        <mi>R</mi>
      </mrow>
      <mrow>
        <mo fence="true" stretchy="false">(</mo>
        <mrow>
          <mrow>
            <mn>1</mn>
            <mo stretchy="false">+</mo>
            <msub>
              <mi mathvariant="normal">Δ</mi>
              <mi>s</mi>
            </msub>
            <mo stretchy="false">+</mo>
            <msub>
              <mi mathvariant="normal">Δ</mi>
              <mi>T</mi>
            </msub>
          </mrow>
        </mrow>
        <mo fence="true" stretchy="false">)</mo>
      </mrow>
      <mi>,</mi>
      <mspace width="4em"/>
      <mrow>
        <msub>
          <mi>Z</mi>
          <mn>3</mn>
        </msub>
        <mo stretchy="false">=</mo>
        <mi>R</mi>
      </mrow>
      <mrow>
        <mo fence="true" stretchy="false">(</mo>
        <mrow>
          <mrow>
            <mn>1</mn>
            <mo stretchy="false">−</mo>
            <msub>
              <mi mathvariant="normal">Δ</mi>
              <mi>s</mi>
            </msub>
            <mo stretchy="false">+</mo>
            <msub>
              <mi mathvariant="normal">Δ</mi>
              <mi>T</mi>
            </msub>
          </mrow>
        </mrow>
        <mo fence="true" stretchy="false">)</mo>
      </mrow>
      <mi>,</mi>
      <mspace width="4em"/>
      <mrow>
        <msub>
          <mi>Z</mi>
          <mn>1</mn>
        </msub>
        <mo stretchy="false">=</mo>
        <msub>
          <mi>Z</mi>
          <mn>2</mn>
        </msub>
        <mo stretchy="false">=</mo>
        <mi>R</mi>
      </mrow>
    </mrow>
    <annotation encoding="StarMath 5.0">Z_4=R(1+%DELTA_s+%DELTA_T),~~ Z_3=R(1-%DELTA_s+%DELTA_T),~~ Z_1=Z_2=R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row>
          <mfrac>
            <msub>
              <mi>V</mi>
              <mi>i</mi>
            </msub>
            <msub>
              <mi>R</mi>
              <mi>P</mi>
            </msub>
          </mfrac>
          <mo stretchy="false">⋅</mo>
          <mi>x</mi>
        </mrow>
      </mrow>
      <msub>
        <mi>R</mi>
        <mi>P</mi>
      </msub>
    </mrow>
    <annotation encoding="StarMath 5.0">V_out = V_{i} over R_P cdot x R_P</annotation>
  </semantics>
</math>
</file>

<file path=Object 20/content.xml><?xml version="1.0" encoding="utf-8"?>
<math xmlns="http://www.w3.org/1998/Math/MathML" display="block">
  <semantics>
    <mrow>
      <mrow>
        <msub>
          <mi>V</mi>
          <mi>o</mi>
        </msub>
        <mo stretchy="false">=</mo>
        <msub>
          <mi>V</mi>
          <mi>i</mi>
        </msub>
      </mrow>
      <mrow>
        <mo fence="true" stretchy="true">{</mo>
        <mrow>
          <mrow>
            <mfrac>
              <mrow>
                <mi>R</mi>
                <mrow>
                  <mo fence="true" stretchy="false">(</mo>
                  <mrow>
                    <mrow>
                      <mn>1</mn>
                      <mo stretchy="false">+</mo>
                      <mi mathvariant="normal">Δ</mi>
                    </mrow>
                  </mrow>
                  <mo fence="true" stretchy="false">)</mo>
                </mrow>
              </mrow>
              <mrow>
                <mi>R</mi>
                <mrow>
                  <mo fence="true" stretchy="false">(</mo>
                  <mrow>
                    <mrow>
                      <mn>2</mn>
                      <mo stretchy="false">+</mo>
                      <mi mathvariant="normal">Δ</mi>
                    </mrow>
                  </mrow>
                  <mo fence="true" stretchy="false">)</mo>
                </mrow>
              </mrow>
            </mfrac>
            <mo stretchy="false">−</mo>
            <mfrac>
              <mrow>
                <mi>R</mi>
                <mrow>
                  <mo fence="true" stretchy="false">(</mo>
                  <mrow>
                    <mrow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</mrow>
              <mrow>
                <mi>R</mi>
                <mrow>
                  <mo fence="true" stretchy="false">(</mo>
                  <mrow>
                    <mrow>
                      <mn>2</mn>
                      <mo stretchy="false">−</mo>
                      <mi mathvariant="normal">Δ</mi>
                    </mrow>
                  </mrow>
                  <mo fence="true" stretchy="false">)</mo>
                </mrow>
              </mrow>
            </mfrac>
          </mrow>
        </mrow>
        <mo fence="true" stretchy="true">}</mo>
      </mrow>
    </mrow>
    <annotation encoding="StarMath 5.0">V_o=V_i left LBRACE {R (1+%DELTA)} over {R(2+%DELTA)} - {R (1-%DELTA)} over {R(2-%DELTA)} right RBRACE </annotation>
  </semantics>
</math>
</file>

<file path=Object 21/content.xml><?xml version="1.0" encoding="utf-8"?>
<math xmlns="http://www.w3.org/1998/Math/MathML" display="block">
  <semantics>
    <mrow>
      <mrow>
        <msub>
          <mi>V</mi>
          <mi>o</mi>
        </msub>
        <mo stretchy="false">≈</mo>
        <msub>
          <mi>V</mi>
          <mi>i</mi>
        </msub>
      </mrow>
      <mfrac>
        <mi mathvariant="normal">Δ</mi>
        <mn>2</mn>
      </mfrac>
      <mspace width="2em"/>
      <mi>,</mi>
      <mspace width="4em"/>
      <mrow>
        <msub>
          <mi>Z</mi>
          <mi>s</mi>
        </msub>
        <mo stretchy="false">=</mo>
        <mi>R</mi>
      </mrow>
      <mrow>
        <mo fence="true" stretchy="false">(</mo>
        <mrow>
          <mrow>
            <mn>1</mn>
            <mo stretchy="false">−</mo>
            <mfrac>
              <msup>
                <mi mathvariant="normal">Δ</mi>
                <mn>2</mn>
              </msup>
              <mn>2</mn>
            </mfrac>
          </mrow>
        </mrow>
        <mo fence="true" stretchy="false">)</mo>
      </mrow>
    </mrow>
    <annotation encoding="StarMath 5.0">V_o approx V_i %DELTA over 2 ~,~~ Z_s=R(1- %DELTA ^2 over 2)</annotation>
  </semantics>
</math>
</file>

<file path=Object 22/content.xml><?xml version="1.0" encoding="utf-8"?>
<math xmlns="http://www.w3.org/1998/Math/MathML" display="block">
  <semantics>
    <mrow>
      <mrow>
        <msub>
          <mi>V</mi>
          <mi>o</mi>
        </msub>
        <mo stretchy="false">=</mo>
        <msub>
          <mi>V</mi>
          <mi>i</mi>
        </msub>
      </mrow>
      <mrow>
        <mrow>
          <mo fence="true" stretchy="true">{</mo>
          <mrow>
            <mfrac>
              <mrow>
                <mrow>
                  <mo fence="true" stretchy="false">(</mo>
                  <mrow>
                    <mrow>
                      <mn>1</mn>
                      <mo stretchy="false">+</mo>
                      <mi mathvariant="normal">Δ</mi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n>2</mn>
                        <mo stretchy="false">−</mo>
                        <mi mathvariant="normal">Δ</mi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1</mn>
                        <mo stretchy="false">−</mo>
                        <mi mathvariant="normal">Δ</mi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2</mn>
                      <mo stretchy="false">+</mo>
                      <mi mathvariant="normal">Δ</mi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n>4</mn>
                    <mo stretchy="false">−</mo>
                    <msup>
                      <mi mathvariant="normal">Δ</mi>
                      <mn>2</mn>
                    </msup>
                  </mrow>
                </mrow>
                <mo fence="true" stretchy="false">)</mo>
              </mrow>
            </mfrac>
          </mrow>
          <mo fence="true" stretchy="true">}</mo>
        </mrow>
        <mo stretchy="false">=</mo>
        <msub>
          <mi>V</mi>
          <mi>i</mi>
        </msub>
      </mrow>
      <mrow>
        <mfrac>
          <mrow>
            <mn>2</mn>
            <mi mathvariant="normal">Δ</mi>
          </mrow>
          <mrow>
            <mn>4</mn>
            <mo stretchy="false">−</mo>
            <msup>
              <mi mathvariant="normal">Δ</mi>
              <mn>2</mn>
            </msup>
          </mrow>
        </mfrac>
        <mo stretchy="false">≈</mo>
        <msub>
          <mi>V</mi>
          <mi>i</mi>
        </msub>
      </mrow>
      <mfrac>
        <mi mathvariant="normal">Δ</mi>
        <mn>2</mn>
      </mfrac>
      <mspace/>
    </mrow>
    <annotation encoding="StarMath 5.0">V_o=V_i left LBRACE {(1+%DELTA)(2-%DELTA)-(1-%DELTA)(2+%DELTA)} over {(4-%DELTA^2)} right RBRACE =V_i {2 %DELTA} over {4-%DELTA^2} approx V_i %DELTA over {2}~</annotation>
  </semantics>
</math>
</file>

<file path=Object 3/content.xml><?xml version="1.0" encoding="utf-8"?>
<math xmlns="http://www.w3.org/1998/Math/MathML" display="block">
  <semantics>
    <mrow>
      <mfrac>
        <msub>
          <mi>V</mi>
          <mi mathvariant="italic">out</mi>
        </msub>
        <msub>
          <mi>V</mi>
          <mi>i</mi>
        </msub>
      </mfrac>
      <mo stretchy="false">=</mo>
      <mi>x</mi>
    </mrow>
    <annotation encoding="StarMath 5.0">V_out over V_{i} = x</annotation>
  </semantics>
</math>
</file>

<file path=Object 4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row>
          <mfrac>
            <msub>
              <mi>V</mi>
              <mi>i</mi>
            </msub>
            <msub>
              <mi>R</mi>
              <mi>P</mi>
            </msub>
          </mfrac>
          <mo stretchy="false">⋅</mo>
          <mi>x</mi>
        </mrow>
      </mrow>
      <msub>
        <mi>R</mi>
        <mi>P</mi>
      </msub>
    </mrow>
    <annotation encoding="StarMath 5.0">V_out = V_i over R_P cdot x R_P</annotation>
  </semantics>
</math>
</file>

<file path=Object 5/content.xml><?xml version="1.0" encoding="utf-8"?>
<math xmlns="http://www.w3.org/1998/Math/MathML" display="block">
  <semantics>
    <mrow>
      <mfrac>
        <msub>
          <mi>V</mi>
          <mi mathvariant="italic">out</mi>
        </msub>
        <msub>
          <mi>V</mi>
          <mi>i</mi>
        </msub>
      </mfrac>
      <mo stretchy="false">=</mo>
      <mi>x</mi>
    </mrow>
    <annotation encoding="StarMath 5.0">V_out over V_i = x</annotation>
  </semantics>
</math>
</file>

<file path=Object 6/content.xml><?xml version="1.0" encoding="utf-8"?>
<math xmlns="http://www.w3.org/1998/Math/MathML" display="block">
  <semantics>
    <mrow>
      <msub>
        <mi>I</mi>
        <mi>P</mi>
      </msub>
      <mo stretchy="false">=</mo>
      <mfrac>
        <msub>
          <mi>V</mi>
          <mi>i</mi>
        </msub>
        <msub>
          <mi>R</mi>
          <mi>P</mi>
        </msub>
      </mfrac>
    </mrow>
    <annotation encoding="StarMath 5.0">I_P = V_i over R_P</annotation>
  </semantics>
</math>
</file>

<file path=Object 7/content.xml><?xml version="1.0" encoding="utf-8"?>
<math xmlns="http://www.w3.org/1998/Math/MathML" display="block">
  <semantics>
    <mrow>
      <msub>
        <mi mathvariant="italic">Power</mi>
        <mi>P</mi>
      </msub>
      <mo stretchy="false">=</mo>
      <mfrac>
        <msubsup>
          <mi>V</mi>
          <mi>i</mi>
          <mn>2</mn>
        </msubsup>
        <msub>
          <mi>R</mi>
          <mi>P</mi>
        </msub>
      </mfrac>
    </mrow>
    <annotation encoding="StarMath 5.0">Power_P = V_i ^2 over R_P</annotation>
  </semantics>
</math>
</file>

<file path=Object 8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sub>
          <mi>I</mi>
          <msub>
            <mi>R</mi>
            <mi>L</mi>
          </msub>
        </msub>
        <mo stretchy="false">⋅</mo>
        <msub>
          <mi>R</mi>
          <mi>L</mi>
        </msub>
      </mrow>
      <mo stretchy="false">=</mo>
      <mrow>
        <mfrac>
          <msub>
            <mi>V</mi>
            <mi>i</mi>
          </msub>
          <mrow>
            <mo fence="true" stretchy="tru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row>
                  <msub>
                    <mi>R</mi>
                    <mi>P</mi>
                  </msub>
                  <mo stretchy="false">+</mo>
                  <mfrac>
                    <mrow>
                      <msub>
                        <mi mathvariant="italic">xR</mi>
                        <mi>P</mi>
                      </msub>
                      <msub>
                        <mi>R</mi>
                        <mi>L</mi>
                      </msub>
                    </mrow>
                    <mrow>
                      <msub>
                        <mi mathvariant="italic">xR</mi>
                        <mi>P</mi>
                      </msub>
                      <mo stretchy="false">+</mo>
                      <msub>
                        <mi>R</mi>
                        <mi>L</mi>
                      </msub>
                    </mrow>
                  </mfrac>
                </mrow>
              </mrow>
            </mrow>
            <mo fence="true" stretchy="true">)</mo>
          </mrow>
        </mfrac>
        <mo stretchy="false">⋅</mo>
        <mrow>
          <mo fence="true" stretchy="true">(</mo>
          <mrow>
            <mfrac>
              <msub>
                <mi mathvariant="italic">xR</mi>
                <mi>P</mi>
              </msub>
              <mrow>
                <msub>
                  <mi mathvariant="italic">xR</mi>
                  <mi>P</mi>
                </msub>
                <mo stretchy="false">+</mo>
                <msub>
                  <mi>R</mi>
                  <mi>L</mi>
                </msub>
              </mrow>
            </mfrac>
          </mrow>
          <mo fence="true" stretchy="true">)</mo>
        </mrow>
        <mo stretchy="false">⋅</mo>
        <msub>
          <mi>R</mi>
          <mi>L</mi>
        </msub>
      </mrow>
    </mrow>
    <annotation encoding="StarMath 5.0">V_out =I_{R_L} cdot R_L= V_i over { left((1-x)R_P + {xR_P R_L}over {xR_P+R_L} right)  } cdot left( xR_P over {xR_P+R_L} right) cdot R_L</annotation>
  </semantics>
</math>
</file>

<file path=Object 9/content.xml><?xml version="1.0" encoding="utf-8"?>
<math xmlns="http://www.w3.org/1998/Math/MathML" display="block">
  <semantics>
    <mrow>
      <mfrac>
        <msub>
          <mi>V</mi>
          <mi mathvariant="italic">out</mi>
        </msub>
        <msub>
          <mi>V</mi>
          <mi>i</mi>
        </msub>
      </mfrac>
      <mo stretchy="false">=</mo>
      <mfrac>
        <msub>
          <mi mathvariant="italic">xR</mi>
          <mi>L</mi>
        </msub>
        <mrow>
          <msub>
            <mi mathvariant="italic">xR</mi>
            <mi>P</mi>
          </msub>
          <mrow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o stretchy="false">+</mo>
            <msub>
              <mi>R</mi>
              <mi>L</mi>
            </msub>
          </mrow>
        </mrow>
      </mfrac>
    </mrow>
    <annotation encoding="StarMath 5.0">V_out over V_i = {xR_L} over {xR_P(1-x)+R_L} </annotation>
  </semantics>
</math>
</file>